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0cm"/>
      <style:paragraph-properties style:writing-mode="lr-tb"/>
    </style:style>
    <style:style style:name="gr4" style:family="graphic" style:parent-style-name="objectwithoutfill">
      <style:graphic-properties svg:stroke-width="0.2cm" svg:stroke-color="#000000" draw:marker-start="Arrow" draw:marker-start-width="0.5cm" draw:marker-end-width="0.5cm" draw:fill="solid" draw:textarea-vertical-align="middle" fo:padding-top="0.225cm" fo:padding-bottom="0.225cm" fo:padding-left="0.35cm" fo:padding-right="0.35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standard">
      <style:graphic-properties svg:stroke-width="0.15cm" svg:stroke-color="#000000" draw:marker-start="Arrow" draw:marker-start-width="0.425cm" draw:marker-end="Arrow" draw:marker-end-width="0.425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7cm" fo:min-width="0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1" style:family="graphic" style:parent-style-name="standard">
      <style:graphic-properties draw:fill-color="#dee7e5" draw:textarea-horizontal-align="justify" draw:textarea-vertical-align="middle" draw:auto-grow-height="false" fo:min-height="23.684cm" fo:min-width="7.4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a933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 fo:font-size="20pt" style:font-size-asian="20pt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729fc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 fo:font-size="20pt" fo:background-color="#ffff00" style:font-size-asian="20pt" style:font-size-complex="20pt"/>
    </style:style>
    <style:style style:name="P13" style:family="paragraph"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a933" loext:opacity="100%" fo:font-size="20pt" style:font-size-asian="20pt" style:font-size-complex="20pt"/>
    </style:style>
    <style:style style:name="T5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c9211e" loext:opacity="100%" fo:font-size="20pt" style:font-size-asian="20pt" style:font-size-complex="20pt"/>
    </style:style>
    <style:style style:name="T7" style:family="text">
      <style:text-properties fo:color="#729fcf" loext:opacity="100%"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44cm" svg:y1="2.014cm" svg:x2="6.53cm" svg:y2="2.014cm">
          <text:p/>
        </draw:line>
        <draw:frame draw:style-name="gr2" draw:text-style-name="P2" draw:layer="layout" svg:width="2.171cm" svg:height="1.723cm" svg:x="4.587cm" svg:y="1.4cm">
          <draw:text-box>
            <text:p><text:span text:style-name="T1">clk_i</text:span></text:p>
          </draw:text-box>
        </draw:frame>
        <draw:line draw:style-name="gr1" draw:text-style-name="P1" draw:layer="layout" svg:x1="9.044cm" svg:y1="3.077cm" svg:x2="6.53cm" svg:y2="3.077cm">
          <text:p/>
        </draw:line>
        <draw:frame draw:style-name="gr3" draw:text-style-name="P2" draw:layer="layout" svg:width="2.389cm" svg:height="1.083cm" svg:x="4.311cm" svg:y="2.462cm">
          <draw:text-box>
            <text:p><text:span text:style-name="T1">arst_i</text:span></text:p>
          </draw:text-box>
        </draw:frame>
        <draw:line draw:style-name="gr4" draw:text-style-name="P1" draw:layer="layout" svg:x1="19.344cm" svg:y1="12.005cm" svg:x2="16.83cm" svg:y2="12.005cm">
          <text:p/>
        </draw:line>
        <draw:frame draw:style-name="gr5" draw:text-style-name="P4" draw:layer="layout" svg:width="5.47cm" svg:height="1.038cm" svg:x="19.43cm" svg:y="11.5cm">
          <draw:text-box>
            <text:p text:style-name="P3"><text:span text:style-name="T2">MTxD</text:span></text:p>
          </draw:text-box>
        </draw:frame>
        <draw:connector draw:style-name="gr6" draw:text-style-name="P5" draw:layer="layout" svg:x1="12.92cm" svg:y1="24.886cm" svg:x2="12.92cm" svg:y2="27.43cm" svg:d="M12920 24886v1522 1022" svg:viewBox="0 0 1 2545">
          <text:p/>
        </draw:connector>
        <draw:frame draw:style-name="gr7" draw:text-style-name="P7" draw:layer="layout" svg:width="10.049cm" svg:height="2.427cm" svg:x="13.407cm" svg:y="25.41cm">
          <draw:text-box>
            <text:p text:style-name="P6"><text:span text:style-name="T3">CSR I/F</text:span></text:p>
            <text:p text:style-name="P5"><text:span text:style-name="T1">(IOb-Native)</text:span></text:p>
          </draw:text-box>
        </draw:frame>
        <draw:line draw:style-name="gr1" draw:text-style-name="P1" draw:layer="layout" svg:x1="6.484cm" svg:y1="5.745cm" svg:x2="8.998cm" svg:y2="5.745cm">
          <text:p/>
        </draw:line>
        <draw:line draw:style-name="gr4" draw:text-style-name="P1" draw:layer="layout" svg:x1="8.994cm" svg:y1="9.977cm" svg:x2="6.48cm" svg:y2="9.977cm">
          <text:p/>
        </draw:line>
        <draw:line draw:style-name="gr4" draw:text-style-name="P1" draw:layer="layout" svg:x1="6.506cm" svg:y1="13.977cm" svg:x2="9.02cm" svg:y2="13.977cm">
          <text:p/>
        </draw:line>
        <draw:line draw:style-name="gr8" draw:text-style-name="P1" draw:layer="layout" svg:x1="19.455cm" svg:y1="8.974cm" svg:x2="16.941cm" svg:y2="8.974cm">
          <text:p/>
        </draw:line>
        <draw:frame draw:style-name="gr9" draw:text-style-name="P8" draw:layer="layout" svg:width="5.899cm" svg:height="1.038cm" svg:x="19.529cm" svg:y="8.42cm">
          <draw:text-box>
            <text:p><text:span text:style-name="T4">MTxClk</text:span></text:p>
          </draw:text-box>
        </draw:frame>
        <draw:line draw:style-name="gr8" draw:text-style-name="P1" draw:layer="layout" svg:x1="16.876cm" svg:y1="4.013cm" svg:x2="19.39cm" svg:y2="4.013cm">
          <text:p/>
        </draw:line>
        <draw:line draw:style-name="gr8" draw:text-style-name="P1" draw:layer="layout" svg:x1="17.47cm" svg:y1="5.014cm" svg:x2="19.391cm" svg:y2="5.014cm">
          <text:p/>
        </draw:line>
        <draw:frame draw:style-name="gr9" draw:text-style-name="P2" draw:layer="layout" svg:width="5.899cm" svg:height="1.038cm" svg:x="19.465cm" svg:y="4.476cm">
          <draw:text-box>
            <text:p><text:span text:style-name="T1">MDIO</text:span></text:p>
          </draw:text-box>
        </draw:frame>
        <draw:frame draw:style-name="gr9" draw:text-style-name="P2" draw:layer="layout" svg:width="5.899cm" svg:height="1.038cm" svg:x="19.466cm" svg:y="3.476cm">
          <draw:text-box>
            <text:p><text:span text:style-name="T1">MDC</text:span></text:p>
          </draw:text-box>
        </draw:frame>
        <draw:line draw:style-name="gr4" draw:text-style-name="P1" draw:layer="layout" svg:x1="16.881cm" svg:y1="17.003cm" svg:x2="19.395cm" svg:y2="17.003cm">
          <text:p/>
        </draw:line>
        <draw:frame draw:style-name="gr10" draw:text-style-name="P9" draw:layer="layout" svg:width="4.229cm" svg:height="1.038cm" svg:x="19.481cm" svg:y="16.498cm">
          <draw:text-box>
            <text:p text:style-name="P3"><text:span text:style-name="T5">MRxD</text:span></text:p>
          </draw:text-box>
        </draw:frame>
        <draw:line draw:style-name="gr8" draw:text-style-name="P1" draw:layer="layout" svg:x1="19.467cm" svg:y1="14.03cm" svg:x2="16.953cm" svg:y2="14.03cm">
          <text:p/>
        </draw:line>
        <draw:line draw:style-name="gr8" draw:text-style-name="P1" draw:layer="layout" svg:x1="17.018cm" svg:y1="23.943cm" svg:x2="19.532cm" svg:y2="23.943cm">
          <text:p/>
        </draw:line>
        <draw:frame draw:style-name="gr9" draw:text-style-name="P10" draw:layer="layout" svg:width="5.899cm" svg:height="1.038cm" svg:x="19.659cm" svg:y="23.352cm">
          <draw:text-box>
            <text:p><text:span text:style-name="T6">phy_rstn_o</text:span></text:p>
          </draw:text-box>
        </draw:frame>
        <draw:frame draw:style-name="gr9" draw:text-style-name="P11" draw:layer="layout" svg:width="5.899cm" svg:height="1.038cm" svg:x="19.541cm" svg:y="13.476cm">
          <draw:text-box>
            <text:p><text:span text:style-name="T7">MRxClk</text:span></text:p>
          </draw:text-box>
        </draw:frame>
        <draw:frame draw:style-name="gr9" draw:text-style-name="P2" draw:layer="layout" svg:width="5.899cm" svg:height="1.038cm" svg:x="19.582cm" svg:y="21.505cm">
          <draw:text-box>
            <text:p><text:span text:style-name="T1">MCrS</text:span></text:p>
          </draw:text-box>
        </draw:frame>
        <draw:frame draw:style-name="gr9" draw:text-style-name="P2" draw:layer="layout" svg:width="5.899cm" svg:height="1.038cm" svg:x="19.583cm" svg:y="20.505cm">
          <draw:text-box>
            <text:p><text:span text:style-name="T1">MColl</text:span></text:p>
          </draw:text-box>
        </draw:frame>
        <draw:line draw:style-name="gr8" draw:text-style-name="P1" draw:layer="layout" svg:x1="19.417cm" svg:y1="15.014cm" svg:x2="16.903cm" svg:y2="15.014cm">
          <text:p/>
        </draw:line>
        <draw:frame draw:style-name="gr9" draw:text-style-name="P11" draw:layer="layout" svg:width="5.899cm" svg:height="1.038cm" svg:x="19.517cm" svg:y="14.476cm">
          <draw:text-box>
            <text:p><text:span text:style-name="T7">MRxDv</text:span></text:p>
          </draw:text-box>
        </draw:frame>
        <draw:frame draw:style-name="gr9" draw:text-style-name="P12" draw:layer="layout" svg:width="5.899cm" svg:height="1.038cm" svg:x="19.544cm" svg:y="9.533cm">
          <draw:text-box>
            <text:p><text:span text:style-name="T4">MTxEn</text:span></text:p>
          </draw:text-box>
        </draw:frame>
        <draw:custom-shape draw:style-name="gr11" draw:text-style-name="P14" draw:layer="layout" svg:width="7.998cm" svg:height="23.934cm" svg:x="8.998cm" svg:y="1.034cm">
          <text:p text:style-name="P13"><text:span text:style-name="T8">Iob-eth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045cm" svg:y1="3.978cm" svg:x2="6.531cm" svg:y2="3.978cm">
          <text:p/>
        </draw:line>
        <draw:frame draw:style-name="gr9" draw:text-style-name="P2" draw:layer="layout" svg:width="3.074cm" svg:height="1.038cm" svg:x="4.427cm" svg:y="3.363cm">
          <draw:text-box>
            <text:p><text:span text:style-name="T1">cke_i</text:span></text:p>
          </draw:text-box>
        </draw:frame>
        <draw:line draw:style-name="gr8" draw:text-style-name="P1" draw:layer="layout" svg:x1="19.418cm" svg:y1="16.014cm" svg:x2="16.904cm" svg:y2="16.014cm">
          <text:p/>
        </draw:line>
        <draw:frame draw:style-name="gr9" draw:text-style-name="P11" draw:layer="layout" svg:width="5.899cm" svg:height="1.038cm" svg:x="19.518cm" svg:y="15.376cm">
          <draw:text-box>
            <text:p><text:span text:style-name="T7">MRxErr</text:span></text:p>
          </draw:text-box>
        </draw:frame>
        <draw:frame draw:style-name="gr9" draw:text-style-name="P12" draw:layer="layout" svg:width="5.899cm" svg:height="1.038cm" svg:x="19.544cm" svg:y="10.433cm">
          <draw:text-box>
            <text:p><text:span text:style-name="T4">MTxErr</text:span></text:p>
          </draw:text-box>
        </draw:frame>
        <draw:frame draw:style-name="gr12" draw:text-style-name="P15" draw:layer="layout" svg:width="6.542cm" svg:height="2.612cm" svg:x="0.22cm" svg:y="13.285cm">
          <draw:text-box>
            <text:p text:style-name="P5"><text:span text:style-name="T3">DATA OUT</text:span></text:p>
            <text:p text:style-name="P5"><text:span text:style-name="T1">(AXI or IOb-Native)</text:span></text:p>
          </draw:text-box>
        </draw:frame>
        <draw:frame draw:style-name="gr13" draw:text-style-name="P2" draw:layer="layout" svg:width="2.682cm" svg:height="1.825cm" svg:x="4.173cm" svg:y="5.175cm">
          <draw:text-box>
            <text:p><text:span text:style-name="T1">inta_o</text:span></text:p>
          </draw:text-box>
        </draw:frame>
        <draw:line draw:style-name="gr8" draw:text-style-name="P1" draw:layer="layout" svg:x1="16.996cm" svg:y1="11cm" svg:x2="19.51cm" svg:y2="11cm">
          <text:p/>
        </draw:line>
        <draw:line draw:style-name="gr8" draw:text-style-name="P1" draw:layer="layout" svg:x1="16.971cm" svg:y1="10.008cm" svg:x2="19.485cm" svg:y2="10.008cm">
          <text:p/>
        </draw:line>
        <draw:line draw:style-name="gr8" draw:text-style-name="P1" draw:layer="layout" svg:x1="19.443cm" svg:y1="21.02cm" svg:x2="16.929cm" svg:y2="21.02cm">
          <text:p/>
        </draw:line>
        <draw:line draw:style-name="gr8" draw:text-style-name="P1" draw:layer="layout" svg:x1="19.468cm" svg:y1="22.018cm" svg:x2="16.954cm" svg:y2="22.018cm">
          <text:p/>
        </draw:line>
        <draw:line draw:style-name="gr8" draw:text-style-name="P1" draw:layer="layout" svg:x1="19.014cm" svg:y1="4.968cm" svg:x2="16.978cm" svg:y2="5.011cm">
          <text:p/>
        </draw:line>
        <draw:frame draw:style-name="gr12" draw:text-style-name="P15" draw:layer="layout" svg:width="6.542cm" svg:height="2.612cm" svg:x="0.22cm" svg:y="9.272cm">
          <draw:text-box>
            <text:p text:style-name="P5"><text:span text:style-name="T3">DATA IN</text:span></text:p>
            <text:p text:style-name="P5"><text:span text:style-name="T1">(AXI or IOb-Native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003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2T15:07:22.101972148</meta:creation-date>
    <dc:date>2024-05-31T13:20:07.415299047</dc:date>
    <meta:editing-duration>PT1H27M26S</meta:editing-duration>
    <meta:editing-cycles>30</meta:editing-cycles>
    <meta:generator>LibreOffice/7.4.7.2$Linux_X86_64 LibreOffice_project/40$Build-2</meta:generator>
    <meta:document-statistic meta:object-count="42"/>
  </office:meta>
</office:document-meta>
</file>